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InvocationContextProvider.supportsTestTemplate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InvocationContextProvider.getDisplayName( int invocatio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InvocationContextProvider.getAdditional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InvocationContextProvider.provideTestTemplateInvocationContexts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ovider( List &lt; String &gt;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ManagedJupiterExtensionTests.testTemplate( String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InvocationContextProvider.supportsParameter( ParameterContext parameter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InvocationContextProvider.invocationContext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ringInvocationContextProvider.StringInvocationContextProvider( List &lt; String &gt;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InvocationContextProvider.resolveParameter( ParameterContext parameter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